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eabf7" officeooo:paragraph-rsid="001eabf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ab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65</text:span> – EDITOR DE TEXTOS VI - 06 APAGAR CARACTERES E LINHAS, DESFAZER E REFAZER COMANDOS</text:p>
      <text:p text:style-name="P1"/>
      <text:p text:style-name="P2">*** <text:span text:style-name="T2">ALGUNS COMANDOS </text:span>***</text:p>
      <text:p text:style-name="P2"/>
      <text:p text:style-name="P3">x <text:tab/>Apaga o caractere na posição atual do cursor. Count especifica quantos caracteres apagar (ex.: 3x apaga 3 caracteres)</text:p>
      <text:p text:style-name="P3"/>
      <text:p text:style-name="P3">X<text:tab/>Apaga o caractere à esquerda do cursor. Count especifica quantos caracteres apagar (ex.: 6X apaga 6 caracteres à esquerda)</text:p>
      <text:p text:style-name="P3"/>
      <text:p text:style-name="P3">s<text:tab/>Apaga o caractere na posicao atual e entra no mode de inserção</text:p>
      <text:p text:style-name="P3"/>
      <text:p text:style-name="P3">u<text:tab/>Desfaz o último comando</text:p>
      <text:p text:style-name="P3"/>
      <text:p text:style-name="P3">CTRL + r<text:tab/>Refaz o último comando desfeito com u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3T19:27:57.599515444</meta:creation-date>
    <dc:date>2020-05-03T19:37:44.939410783</dc:date>
    <meta:editing-duration>PT9M49S</meta:editing-duration>
    <meta:editing-cycles>1</meta:editing-cycles>
    <meta:document-statistic meta:table-count="0" meta:image-count="0" meta:object-count="0" meta:page-count="1" meta:paragraph-count="7" meta:word-count="86" meta:character-count="487" meta:non-whitespace-character-count="406"/>
    <meta:generator>LibreOffice/6.3.5.2$Linux_X86_64 LibreOffice_project/30$Build-2</meta:generator>
  </office:meta>
</office:document-meta>
</file>